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justify" style:justify-single-word="false"/>
    </style:style>
    <style:style style:name="P3" style:family="paragraph" style:parent-style-name="Standard">
      <style:paragraph-properties fo:margin-top="0in" fo:margin-bottom="0in" loext:contextual-spacing="false" fo:text-align="end" style:justify-single-word="false"/>
    </style:style>
    <style:style style:name="P4" style:family="paragraph" style:parent-style-name="Standard">
      <style:paragraph-properties fo:margin-top="0in" fo:margin-bottom="0in" loext:contextual-spacing="false"/>
      <style:text-properties fo:font-weight="bold" style:font-weight-asian="bold"/>
    </style:style>
    <style:style style:name="P5" style:family="paragraph" style:parent-style-name="Standard">
      <style:paragraph-properties fo:margin-top="0in" fo:margin-bottom="0in" loext:contextual-spacing="false" fo:text-align="justify" style:justify-single-word="false"/>
      <style:text-properties fo:font-weight="bold" style:font-weight-asian="bold"/>
    </style:style>
    <style:style style:name="P6" style:family="paragraph" style:parent-style-name="Standard" style:master-page-name="Standard">
      <style:paragraph-properties fo:margin-top="0in" fo:margin-bottom="0in" loext:contextual-spacing="false" fo:text-align="justify" style:justify-single-word="false" style:page-number="1"/>
    </style:style>
    <style:style style:name="T1" style:family="text">
      <style:text-properties fo:font-weight="bold" style:font-weight-asian="bold"/>
    </style:style>
    <style:style style:name="T2" style:family="text">
      <style:text-properties fo:color="#cc0000" fo:font-weight="bold" style:font-weight-asian="bold"/>
    </style:style>
    <style:style style:name="T3" style:family="text">
      <style:text-properties fo:font-size="13pt" fo:font-weight="bold" style:font-size-asian="13pt" style:font-weight-asian="bold" style:font-size-complex="13pt"/>
    </style:style>
    <style:style style:name="T4" style:family="text">
      <style:text-properties fo:color="#1155cc" style:text-underline-style="solid" style:text-underline-width="auto" style:text-underline-color="font-color"/>
    </style:style>
    <style:style style:name="T5" style:family="text">
      <style:text-properties fo:color="#1155cc" style:text-underline-style="solid" style:text-underline-width="auto" style:text-underline-color="font-color"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Witajcie, kochani! Dziś nasz szczęśliwy dzień, bo udało mi się przeprowadzić wywiad z pewną wyjątkową rysowniczką z naszego fandomu. Zaczynałyśmy naszą przygodę z tworzeniem kucykowych prac w podobnym czasie, gdy serial był jeszcze młody, a mnie nikt nie nazywał panią... Teraz usiądźcie wygodnie i razem ze mną poznajcie D-Dye, niegdyś zwaną Drawing-Dye, właścicielkę jednego z najbardziej rozpoznawalnych stylów na polskiej <text:s/>scenie rysunkowej.</text:span></text:p>
      <text:p text:style-name="P3"><text:span text:style-name="T1">&gt;&gt;Moonlight</text:span></text:p>
      <text:p text:style-name="P5"/>
      <text:p text:style-name="P2"><text:span text:style-name="T1">Moon: Witaj, D-Dye! Powiedz jak zaczęła się Twoja przygoda z kucykami i fandomem? </text:span></text:p>
      <text:p text:style-name="P5"/>
      <text:p text:style-name="P2">D-Dye: Witam! ^u^</text:p>
      <text:p text:style-name="P2">Na kucyki natknęłam się właściwie przypadkowo, ale akurat w momencie, gdy serial dopiero zaczął pojawiać się na antenie, więc można powiedzieć, że w fandomie byłam od prawie samego początku jego istnienia.</text:p>
      <text:p text:style-name="P2">Pewnego razu, gdy moje młodsze kuzynki oglądały telewizję, natknęłam się na jeden z pierwszych odcinków. Zaraz potem wygooglowałam resztę i w ten sposób spędziłam całą noc, oglądając 1 sezon. Oczywiście było warto, bo serial bardzo mi się spodobał i widziałam w nim potencjał. &lt;3</text:p>
      <text:p text:style-name="P2">Niedługo po tym zajęłam się rozeznaniem w fandomie, obserwowałam wielu artystów i w końcu pomyślałam - a może by tak spróbować?</text:p>
      <text:p text:style-name="P2">I powstało moje pierwsze (i aktualne) konto na YouTube, gdzie dzieliłam się moimi pierwszymi kucykowymi rysunkami. c:</text:p>
      <text:p text:style-name="P5"/>
      <text:p text:style-name="P2"><text:span text:style-name="T1">Moon: Jaką postać z serialu polubiłaś najbardziej na przestrzeni wszystkich sezonów, a która przypadła Ci do gustu jako pierwsza? </text:span></text:p>
      <text:p text:style-name="P5"/>
      <text:p text:style-name="P2">D-Dye: Najpierw muszę wspomnieć o tym, że nie obejrzałam jeszcze wszystkich sezonów z powodu braku czasu, więc nie znam wszyściutkich postaci, ale patrząc na to, co już widziałam - aktualnie najbardziej lubię księżniczkę Lunę. Z tego względu, że uwielbiam astronomię, noc ogólnie i jest ona do mnie częściowo podobna. Poza tym, Luna jest ciekawą postacią z ciekawą historią.</text:p>
      <text:p text:style-name="P2">Na samym początku mojej przygody z kucykami lubiłam jednak Rainbow Dash, głównie przez to, że potrzebowałam postaci, na której mogłabym się wzorować - Dash jest bardzo pewna siebie, odważna i nie lubi pokazywać słabości, a właśnie pewności siebie brakowało mi na początku mojej przygody. ;v;</text:p>
      <text:p text:style-name="P2"/>
      <text:p text:style-name="P2">https://d-dyee.deviantart.com/art/COMM-PWhateverer-685268414</text:p>
      <text:p text:style-name="P5"/>
      <text:p text:style-name="P2"><text:span text:style-name="T1">Moon: To może teraz coś bardziej artystycznego. Od kiedy zaczęłaś się zajmować rysowaniem na poważnie?</text:span></text:p>
      <text:p text:style-name="P5"/>
      <text:p text:style-name="P2"><text:soft-page-break/>D-Dye: Na niepoważnie rysuję, odkąd potrafię utrzymać ołówek w ręce, na poważnie - od jesieni 2012 roku, czasu, gdy natknęłam się na fandom. Była to moja pierwsza duża motywacja, by wreszcie zrobić coś więcej w kierunku rysunku.</text:p>
      <text:p text:style-name="P5"/>
      <text:p text:style-name="P2"><text:span text:style-name="T1">Moon: Powiesz mi trochę o swoich początkach? Co sprawiało Ci najwięcej problemów, gdy zaczynałaś rysować kucyki? </text:span></text:p>
      <text:p text:style-name="P5"/>
      <text:p text:style-name="P2">D-Dye: Co było najgorsze? Myślę, że wyćwiczenie swojej kreski i stylu. Moje wcześniejsze rysowanie polegało głównie na kalkowaniu obrazków z Internetu lub rysowaniu krzywych patykowatych kotów, więc moje doświadczenie było raczej nikłe. Bardzo dużo czasu zajmowało mi wypróbowywanie nowych stylów, ćwiczenie ogólnej anatomii i szukanie odpowiednich materiałów do rysowania. Można rzec, że swój indywidualny styl, którego już długi czas nie zmieniam, znalazłam dopiero niedawno (hmm, koniec 2017 roku?). Także, jak widzicie, bycie artystą to bardzo długa wędrówka, która nigdy się nie kończy. Wiele osób pytało mnie dawniej “Jak znaleźć swój styl?”, a ja zwykle odpowiadałam “Przerysowuj, łącz, zmieniaj, wzoruj się na innych i nie martw się czasem”.</text:p>
      <text:p text:style-name="P2">Cały czas się tego trzymam! Nie warto się spieszyć, każdy uczy się w swoim tempie. =w=</text:p>
      <text:p text:style-name="P2">A wzorowanie się na innych wcale nie jest takie złe! To tylko ćwiczenia, nie kopiowanie (dlatego też jestem za niewstawianiem w Internet swoich ćwiczeń, jeśli wiecie, że są to obrazki bardzo podobne do dzieł innych osób. Najlepiej udostępniać je, gdy już tworzymy coś całkiem swojego)!</text:p>
      <text:p text:style-name="P4"/>
      <text:p text:style-name="P2"><text:span text:style-name="T1">Moon: Twoja galeria jest bardzo różnorodna i z tego co wiem, bardzo często ją wzbogacasz nowymi pracami. Jakie rysunki sprawiają Ci najwięcej przyjemności? </text:span></text:p>
      <text:p text:style-name="P5"/>
      <text:p text:style-name="P2">D-Dye: Bardzo ciężko stwierdzić! Szkice rysuje się najprościej (co ciekawe, nawet szkice do digitalowych obrazków robię tradycyjnie, a potem po prostu rysuję na tablecie, mając zdjęcie szkicu warstwę niżej). Prace markerowe są najbardziej czasochłonne i wymagają precyzji (moje największe obrazki są niewiele większe od kartki A5, nie przepadam za dużymi formatami), ale to po ich skończeniu jestem najbardziej zadowolona z siebie.</text:p>
      <text:p text:style-name="P2">Podobnie jest z rysunkami cieniowanymi, robionymi w digitalu lub rysunkami z tłami (je robię bardzo rzadko, bo zajmują spoooro czasu).</text:p>
      <text:p text:style-name="P2">Im trudniejsza i szczegółowsza praca, tym więcej dumy mam po jej skończeniu. ^u^</text:p>
      <text:p text:style-name="P2">Jeśli jednak chodzi o “łatwość” rysowania, najprzyjemniej się robi digital bez cieni (flat digital), bo nie wymaga to ode mnie poświęcania dużej ilości czasu.</text:p>
      <text:p text:style-name="P2"/>
      <text:p text:style-name="P2">https://d-dyee.deviantart.com/art/COMM-BottomOut-719187288</text:p>
      <text:p text:style-name="P5"/>
      <text:p text:style-name="P2"><text:span text:style-name="T1">Moon: To teraz moje ulubione pytanie: wolisz rysować tradycyjnie czy w digitalu? </text:span></text:p>
      <text:p text:style-name="P5"/>
      <text:p text:style-name="P2">D-Dye: Kolejne pytanie bez odpowiedzi. &gt;&lt; Lubię rysować obrazki w obu formach, bo wiem, że gdybym miała tylko jedną do wyboru, znudziłoby mi się to prędzej czy później. </text:p>
      <text:p text:style-name="P2">Digital jest według mnie łatwiejszy, bo w traditionalu nie ma niestety opcji “cofnij”, co często utrudnia pracę. Z drugiej strony, w byciu artystą chodzi o to, by być coraz bardziej profesjonalnym, prawda? Tradycyjne rysowanie właśnie to w nas kształci, bo rysujemy tak, by nie musieć potem niczego poprawiać.</text:p>
      <text:p text:style-name="P2"><text:soft-page-break/></text:p>
      <text:p text:style-name="P2">https://d-dyee.deviantart.com/art/Queen-Of-The-Skies-658526559</text:p>
      <text:p text:style-name="P5"/>
      <text:p text:style-name="P2"><text:span text:style-name="T1">Moon: Twój styl już od początku pociągał za sobą wielu naśladowców. Jak się z tym czujesz?</text:span></text:p>
      <text:p text:style-name="P5"/>
      <text:p text:style-name="P2">D-Dye: Nie jestem pewna, co inni o tym sądzą, ale spotkałam się z wieloma opiniami typu : “Wzorowanie się jest złe i nieoryginalne”.</text:p>
      <text:p text:style-name="P2">Ja tak nie uważam i o wzorowaniu się wspomniałam już w jednym z poprzednich pytań. Sama, szukając swojego stylu, musiałam najpierw wzorować się na dziesiątkach artystów, bo naprawdę trudne jest znalezienie czegoś dla siebie bez jakiejkolwiek pomocy czy inspiracji.</text:p>
      <text:p text:style-name="P2">Gdy widzę, że ktoś się na mnie wzoruje, to czuję się wręcz dumna, że mój styl jest wystarczająco dobry, by ktoś chciał się nim inspirować. &lt;3</text:p>
      <text:p text:style-name="P5"/>
      <text:p text:style-name="P2"><text:span text:style-name="T1">Moon: Jesteś artystką fandomową już ładnych parę lat. Jesteś zadowolona ze swojego postępu i tego, jak twoje rysunki wyglądają aktualnie? Co myślisz teraz o swoich pierwszych próbach? </text:span></text:p>
      <text:p text:style-name="P5"/>
      <text:p text:style-name="P2">D-Dye: Czy jestem zadowolona z moich aktualnych prac? Bardziej tak niż nie. Wiem, że gdybym miała więcej czasu na ćwiczenie czegoś nowego, byłabym zadowolona bardziej, ale niestety szkoła skutecznie uniemożliwia mi robienie wszystkiego, czego chciałabym się nauczyć. Niemniej jednak twierdzę, że porównując swoje prace z tego roku do tych sprzed 5 lat, mogę sobie powiedzieć, że zrobiłam spory postęp. Cieszę się, że miałam okazję rozwinąć się do poziomu, na jakim jestem aktualnie ;v; + uważam, że każdy artysta przez całe swoje życie powinien sobie narzucać nowe cele. Prawdziwy rysownik zawsze potrzebuje nauczyć się czegoś więcej i szlifować to, co już potrafi.</text:p>
      <text:p text:style-name="P5"/>
      <text:p text:style-name="P2">Popatrzmy na jedną z moich starszych prac, 2013 rok : https://sta.sh/0225et6pj2kr</text:p>
      <text:p text:style-name="P5"/>
      <text:p text:style-name="P2"><text:span text:style-name="T1">Moon: Jak już wspomniałam, produkujesz naprawdę wiele prac. Ile czasu zwykle poświęcasz na wykonanie jednego rysunku?</text:span></text:p>
      <text:p text:style-name="P5"/>
      <text:p text:style-name="P2">D-Dye: Wszystko zależy od typu rysunku; wiadomo, że szkic zajmie o wiele mniej czasu niż praca kolorowa. Przestałam liczyć czas, jaki poświęcam na rysowanie, ale podejrzewam, że na jedną pracę markerową (fullbody) przeznaczam około 1,5/2 godziny, szkic zajmuje mi zwykle od kilku do kilkunastu minut, a najbardziej czasochłonne są cieniowane prace digitalowe - do 3 godzin na jedną postać (może te czasy wyglądają na krótkie, ale to raczej przez to, że mój styl nie jest zbyt skomplikowany i używam go już na tyle długo, by niektóre rzeczy rysować szybciej).</text:p>
      <text:p text:style-name="P2">Oczywiście, ważne jest też, ile postaci rysuję i jak bardzo szczegółowy jest rysunek. c:</text:p>
      <text:p text:style-name="P2"/>
      <text:p text:style-name="P5"/>
      <text:p text:style-name="P2"><text:soft-page-break/><text:span text:style-name="T1">Moon: Twoja ponysona jest bardzo charakterystyczna. Opowiesz mi, jaka historia stoi za jej stworzeniem? </text:span></text:p>
      <text:p text:style-name="P5"/>
      <text:p text:style-name="P2">D-Dye: Nie uważam, że Dye jest bardzo oryginalnym kucykiem, zwyczajny fioletowy pegazik! W każdym razie, pomysł na takie kolory wziął się oczywiście z tego, że fiolet to jedna z moich ulubionych barw. Cała reszta jej designu od samego początku była wzorowana na moim autentycznym wyglądzie - podwójne kolczyki, niebieskie oczy, średnio długie włosy z grzywką.</text:p>
      <text:p text:style-name="P2">Co do imienia, był to całkowity przypadek. Jak na nie wpadłam? Wpisując randomowe słowa związane z rysowaniem w tłumacz internetowy. Tak oto powstało DrawingDye! (Wolę jednak używać skrótu D-Dye)</text:p>
      <text:p text:style-name="P2">Aktualnie moja sona posiada uroczy znaczek przedstawiający pędzel z gwieździstą farbą (pędzel był od zawsze, mimo że farby są narzędziem, którego używam najmniej - zostawiłam go ze względu na sentyment). Symbolizuje to oczywiście zamiłowanie do sztuki i astronomii. Jest też kilka dodatków, jakie sama posiadam (jest to ok. ⅕ mojego zbioru wisiorków i naszyjników! Uwielbiam je nosić i każdy z nich mam z jakiegoś powodu).</text:p>
      <text:p text:style-name="P2">Dye od czasu stworzenia sporo się zmieniła w miarę, gdy ja sama się zmieniałam. Teraz ma o wiele delikatniejsze kolory i więcej moich cech.</text:p>
      <text:p text:style-name="P2">Uważam, że sona powinna być jak najlepszym oddaniem duszy artysty, bo jest to w pewnym sensie przedstawienie siebie w innej postaci. ^u^</text:p>
      <text:p text:style-name="P2"/>
      <text:p text:style-name="P2">https://d-dyee.deviantart.com/art/11-11-Pl-Eng-713601960</text:p>
      <text:p text:style-name="P5"/>
      <text:p text:style-name="P2"><text:span text:style-name="T1">Moon: Masz na swoim koncie stworzenie kilku nowych ras kucyków i nie tylko. Tworzysz też bardzo dużo designów pod adopcję. To musi wymagać nie lada zachodu. Skąd czerpiesz do tego inspirację?</text:span></text:p>
      <text:p text:style-name="P5"/>
      <text:p text:style-name="P2">D-Dye: Stworzyłam kilka ras i mam zamiar stworzyć ich jeszcze więcej, ale nie ukrywam, że aktualnie znalezienie czegoś, czego jeszcze nie było, jest bardzo trudne! Jednak wracając do pytania… Inspiracje można czerpać zewsząd, trzeba je tylko umieć zauważać. Ja najczęściej przeglądam zdjęcia w Internecie, obserwuję naturę, ludzi, innych artystów, szukam palet kolorów itd. Oj, dużo tego jest! Polecam też pełną inspiracji aplikację WeHeartIt.</text:p>
      <text:p text:style-name="P2">Inną ważną rzeczą jest dla mnie też to, że każda postać powinna przedstawiać coś konkretnego. Nie lubię tworzyć postaci bez powodu, bo chcę, by każda z nich miała duszę. Np. tworząc swoje OC, lubię wrzucać do nich rzeczy, które kocham/lubię - cechy charakteru, ulubione kolory, przedmioty lub to, co sama posiadam, ale jest tego zbyt dużo, by zmieścić wszystko na sonie.</text:p>
      <text:p text:style-name="P2">Np. Miryo była stworzona dlatego, że uwielbiam cynamon, a jej kolory miały kojarzyć się z zimowymi wieczorami przy kominku z kubkiem korzennej herbaty. =w=</text:p>
      <text:p text:style-name="P2"/>
      <text:p text:style-name="P2">https://d-dyee.deviantart.com/art/Cinnamon-Pone-651792004</text:p>
      <text:p text:style-name="P5"/>
      <text:p text:style-name="P2"><text:span text:style-name="T1">Moon: Jeśli mogłabyś dodać na stałe do serialu jedną nową rasę, którą byś wybrała?</text:span></text:p>
      <text:p text:style-name="P5"/>
      <text:p text:style-name="P2">D-Dye: Hmm, moje skończone kucykowe rasy to Licilla i Asteri (ale one są w fazie przerabiania). Nie wiem jednak, czy chciałabym je dodawać do serialu, bo wszystkie moje postaci żyją w zupełnie innym świecie (więcej informacji wkrótce, świat jest w fazie tworzenia!), którego nie chciałabym łączyć ze światem Equestrii. Ale gdybym miała spekulować, wybrałabym kucyki Licilla!</text:p>
      <text:p text:style-name="P5"><text:soft-page-break/></text:p>
      <text:p text:style-name="P2"><text:span text:style-name="T1">Moon: Czy jest jakiś polski lub zagraniczny artysta w kucykowym gronie, którego podziwiasz? </text:span></text:p>
      <text:p text:style-name="P5"/>
      <text:p text:style-name="P2">D-Dye: Uwielbiam Equestria-Prevails, co prawda, nie tworzy tylko kucyków, ale jego prace są bardzo przyjemne. &lt;3</text:p>
      <text:p text:style-name="P2"/>
      <text:p text:style-name="P5"/>
      <text:p text:style-name="P2"><text:span text:style-name="T1">Moon: Masz jeszcze jakieś inne zainteresowania oprócz wszelkiej działalności plastycznej? Widziałam w Twojej galerii kilka ciekawych fotografii.<text:line-break/></text:span></text:p>
      <text:p text:style-name="P2">D-Dye: Tak jak już zauważyłaś, jednym z tych zainteresowań jest właśnie fotografia. Póki co tylko hobbystyczna, co jakiś czas cyknę jakieś zdjęcie, gdy akurat nadarzy się okazja, ale w przyszłości chciałabym zaopatrzyć się w lepszy aparat. c:</text:p>
      <text:p text:style-name="P2">Poza tym astronomia, którą już kilka razy tu wymieniłam. Do tego dochodzi filozofia, bo uwielbiam rozmyślać nad światem, przestrzenią, postępem naukowym i wszystkim tym, czego ludzkość jeszcze nie odkryła.</text:p>
      <text:p text:style-name="P2">+ Oglądanie anime, filmów (głównie sci-fi, animowane), śpiewanie, słuchanie muzyki wszelakiej, również od niedawna czytanie (fantastyka i okazjonalnie inne gatunki), czasami rękodzieło.</text:p>
      <text:p text:style-name="P5"/>
      <text:p text:style-name="P2">*możesz tu dorzucić jakieś zdjęcie stąd</text:p>
      <text:p text:style-name="P2"><text:s/><text:a xlink:type="simple" xlink:href="https://d-dyee.deviantart.com/gallery/54916874/PHOTOS" text:style-name="Internet_20_link" text:visited-style-name="Visited_20_Internet_20_Link"><text:span text:style-name="T4">https://d-dyee.deviantart.com/gallery/54916874/PHOTOS</text:span></text:a> jeśli tylko chcesz*<text:span text:style-name="T1"><text:line-break/><text:line-break/>Moon: Jesteś na bieżąco z serialem czy raczej siedzisz w społeczności fanowskiej i nie śledzisz najnowszych kucykowych produkcji?</text:span></text:p>
      <text:p text:style-name="P5"/>
      <text:p text:style-name="P2">D-Dye: Od jakiegoś czasu niestety nie, po prostu nie mam kiedy nadrobić serialu, a chcę oglądać też inne rzeczy. Uważam, że by tworzyć rysunki z fandomowymi postaciami, nie muszę wiedzieć wszystkiego o fandomie. Muszę przyznać, że nie uważam siebie już za typową “pegasister”, bo jestem też w wielu innych fandomach. Ale kucyki i tak zawsze pozostaną dla mnie ważne &lt;3</text:p>
      <text:p text:style-name="P5"/>
      <text:p text:style-name="P2"><text:span text:style-name="T1">Moon: Poza DA, gdzie jeszcze udzielasz się w tak zwanym “fandomowym życiu”? </text:span></text:p>
      <text:p text:style-name="P5"/>
      <text:p text:style-name="P2">D-Dye: Okazjonalnie na YouTube, ale nie mam zbyt wiele czasu, by nagrywać SpeedPainty. Rzadko robię rysunek od początku do końca bez żadnych przerw, najczęściej zaczynam go jednego dnia, a kończę za tydzień, więc nagranie Speeda byłoby trochę utrudnione!</text:p>
      <text:p text:style-name="P5"/>
      <text:p text:style-name="P2"><text:span text:style-name="T1">Moon: To może teraz kilka pytań niezwiązanych z kucykami, bo przecież nie tylko fandomem żyje człowiek. Chyba… Powiedz mi proszę, jakie wypieki najbardziej lubisz? </text:span></text:p>
      <text:p text:style-name="P5"><text:soft-page-break/></text:p>
      <text:p text:style-name="P2">D-Dye: Ciastka cynamonowe, ciasto szpinakowe, marchewkowe i wafle ryżowe! &lt;3</text:p>
      <text:p text:style-name="P2"/>
      <text:p text:style-name="P2"><text:span text:style-name="T1">Moon: W kwestii nauki, w jakim kierunku zamierzasz się kształcić? Coś artystycznego czy w zupełnie inną stronę?</text:span></text:p>
      <text:p text:style-name="P5"/>
      <text:p text:style-name="P2">D-Dye: W tym momencie jestem byłym mat-fizem na humanie wybierającym się na ASP bądź do innej szkoły artystycznej. Chciałam spróbować swoich sił w naukach ścisłych, ale po jakimś czasie zorientowałam się, że to jednak nie jest moje przeznaczenie i powinnam ćwiczyć to, co już na jakimkolwiek poziomie potrafię robić. </text:p>
      <text:p text:style-name="P5"/>
      <text:p text:style-name="P2"><text:span text:style-name="T1">Moon: Ptaszki ćwierkają, że lubisz produkcje Marvela… Masz może ulubioną postać z tego uniwersum? Czytasz komiksy czy raczej oglądasz filmy, a może to i to? </text:span></text:p>
      <text:p text:style-name="P5"/>
      <text:p text:style-name="P2">D-Dye: Kocham nad życie! &lt;3 Na tę chwilę oglądam wszelkie produkcje, ale zamierzam nazbierać trochę komiksów, gdy uda mi się na nie zaoszczędzić.</text:p>
      <text:p text:style-name="P2">Co do postaci, Ironman, Doctor Strange i Wolverine są moimi faworytami.</text:p>
      <text:p text:style-name="P2"/>
      <text:p text:style-name="P5"/>
      <text:p text:style-name="P2"><text:span text:style-name="T1">Moon: Na koniec wrócę do kucyków. Naprawdę długo powstrzymywałam się, by zadać to pytanie. Twoje rysunki osiągnęły ogromny sukces i każdy z twoich projektów jest rozchwytywany podczas aukcji. Czy uchyliłabyś odrobinę rąbka tajemnicy i dała jakieś porady początkującym (i nie tylko) rysownikom, jaką drogę obrać, by do tego dojść? </text:span></text:p>
      <text:p text:style-name="P5"/>
      <text:p text:style-name="P2">D-Dye: Myślę, że najpierw trzeba się rozeznać w środowisku, w którym tworzymy, i zobaczyć co już było stworzone, a co jeszcze nie, co ludzie chętniej kupują, na co chętniej patrzą. Powinno się rysować to, co jest oryginalne i będzie chętniej oglądane, ale do tego potrzeba jednak odrobiny wiedzy i doświadczenia. U mnie np. ludzie wolą patrzeć na rysunki z postaciami serialowymi, a niekoniecznie na czyjeś zamówienia. Mniej popularne są zdjęcia, bo moi obserwatorzy w większości znają mnie z rysowania kucyków, nie z fotografii. </text:p>
      <text:p text:style-name="P2">Ważna jest też reklama, swoje prace trzeba umieszczać w miejscach, gdzie duża liczba odbiorców będzie mogła je zauważyć.</text:p>
      <text:p text:style-name="P2">Najważniejsze jest, by tworzyć to, z czego będziemy dumni, ale trzeba też dostosować to do oczekiwań innych, jeśli chcemy, by komuś tak samo podobały się Twoje prace.</text:p>
      <text:p text:style-name="P2">Jeśli ktokolwiek jest czegoś ciekawy lub chciałby o coś jeszcze spytać, śmiało piszcie na moje dA! (nick : D-Dyee)</text:p>
      <text:p text:style-name="P2"/>
      <text:p text:style-name="P2"><text:a xlink:type="simple" xlink:href="https://d-dyee.deviantart.com/art/Flower-Princess-Art-auction-657759893" text:style-name="Internet_20_link" text:visited-style-name="Visited_20_Internet_20_Link"><text:span text:style-name="T4">https://d-dyee.deviantart.com/art/Flower-Princess-Art-auction-657759893</text:span></text:a></text:p>
      <text:p text:style-name="P2"><text:soft-page-break/><text:a xlink:type="simple" xlink:href="https://d-dyee.deviantart.com/art/Indian-sisters-654040101" text:style-name="Internet_20_link" text:visited-style-name="Visited_20_Internet_20_Link"><text:span text:style-name="T4">https://d-dyee.deviantart.com/art/Indian-sisters-654040101</text:span></text:a></text:p>
      <text:p text:style-name="P2">https://d-dyee.deviantart.com/art/Nightmare-Rarity-644862528</text:p>
      <text:p text:style-name="P5"/>
      <text:p text:style-name="P2"><text:span text:style-name="T1">Banner: </text:span><text:a xlink:type="simple" xlink:href="https://sta.sh/026l1di19mbe" text:style-name="Internet_20_link" text:visited-style-name="Visited_20_Internet_20_Link"><text:span text:style-name="T5">https://sta.sh/026l1di19mbe</text:span></text:a><text:span text:style-name="T1"> </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7" meta:paragraph-count="79" meta:word-count="2236" meta:character-count="15191" meta:non-whitespace-character-count="13014"/>
    <meta:generator>LibreOfficeDev/5.1.0.3$Linux_X86_64 LibreOffice_project/</meta:generator>
  </office:meta>
</office:document-meta>
</file>